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8.893cm" fo:min-width="10.586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5" style:family="graphic" style:parent-style-name="objectwithoutfill">
      <style:graphic-properties svg:stroke-width="0.2cm" svg:stroke-color="#000000" draw:marker-start="Arrow" draw:marker-start-width="0.5cm" draw:marker-end="Arrow" draw:marker-end-width="0.5cm" draw:fill="solid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6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32pt" style:font-size-asian="32pt" style:font-size-complex="32pt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c9211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086cm" svg:height="9.143cm" svg:x="6.522cm" svg:y="0.52cm">
          <text:p text:style-name="P1"><text:span text:style-name="T1">IOb-</text:span><text:span text:style-name="T1">Cac</text:span><text:span text:style-name="T1">h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522cm" svg:y1="2.291cm" svg:x2="4.008cm" svg:y2="2.291cm">
          <text:p/>
        </draw:line>
        <draw:frame draw:style-name="gr3" draw:text-style-name="P4" draw:layer="layout" svg:width="2.171cm" svg:height="1.723cm" svg:x="2.465cm" svg:y="1.677cm">
          <draw:text-box>
            <text:p><text:span text:style-name="T2">clk</text:span></text:p>
          </draw:text-box>
        </draw:frame>
        <draw:line draw:style-name="gr2" draw:text-style-name="P3" draw:layer="layout" svg:x1="6.522cm" svg:y1="3.554cm" svg:x2="4.008cm" svg:y2="3.554cm">
          <text:p/>
        </draw:line>
        <draw:frame draw:style-name="gr4" draw:text-style-name="P4" draw:layer="layout" svg:width="2.323cm" svg:height="1.825cm" svg:x="1.955cm" svg:y="2.939cm">
          <draw:text-box>
            <text:p><text:span text:style-name="T2">reset</text:span></text:p>
          </draw:text-box>
        </draw:frame>
        <draw:line draw:style-name="gr5" draw:text-style-name="P3" draw:layer="layout" svg:x1="6.522cm" svg:y1="7.92cm" svg:x2="2.979cm" svg:y2="7.92cm">
          <text:p/>
        </draw:line>
        <draw:line draw:style-name="gr5" draw:text-style-name="P3" draw:layer="layout" svg:x1="21.104cm" svg:y1="5.015cm" svg:x2="17.561cm" svg:y2="5.015cm">
          <text:p/>
        </draw:line>
        <draw:frame draw:style-name="gr6" draw:text-style-name="P6" draw:layer="layout" svg:width="3.712cm" svg:height="3.399cm" svg:x="-0.039cm" svg:y="6.46cm">
          <draw:text-box>
            <text:p text:style-name="P5"><text:span text:style-name="T2">IOb Native Pipelined i/f</text:span></text:p>
          </draw:text-box>
        </draw:frame>
        <draw:frame draw:style-name="gr7" draw:text-style-name="P8" draw:layer="layout" svg:width="4.209cm" svg:height="4.186cm" svg:x="17.764cm" svg:y="5.461cm">
          <draw:text-box>
            <text:p text:style-name="P7"><text:span text:style-name="T2">AXI4 </text:span><text:span text:style-name="T3">or</text:span><text:span text:style-name="T2"> </text:span></text:p>
            <text:p text:style-name="P7"><text:span text:style-name="T2">IOb-Native Pipelined i/f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5:07:22.101972148</meta:creation-date>
    <dc:date>2022-05-18T19:33:53.488417102</dc:date>
    <meta:editing-duration>PT12H40M39S</meta:editing-duration>
    <meta:editing-cycles>16</meta:editing-cycles>
    <meta:generator>LibreOffice/6.4.7.2$Linux_X86_64 LibreOffice_project/40$Build-2</meta:generator>
    <meta:document-statistic meta:object-count="9"/>
  </office:meta>
</office:document-meta>
</file>